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list-style-name="L1">
      <style:text-properties officeooo:rsid="0036aa79" officeooo:paragraph-rsid="000b69d2"/>
    </style:style>
    <style:style style:name="P5" style:family="paragraph" style:parent-style-name="Standard">
      <style:text-properties officeooo:rsid="0036aa79" officeooo:paragraph-rsid="00193367"/>
    </style:style>
    <style:style style:name="T1" style:family="text">
      <style:text-properties officeooo:rsid="0037e4b5"/>
    </style:style>
    <style:style style:name="T2" style:family="text">
      <style:text-properties officeooo:rsid="000c7d11"/>
    </style:style>
    <style:style style:name="T3" style:family="text">
      <style:text-properties officeooo:rsid="0012421f"/>
    </style:style>
    <style:style style:name="T4" style:family="text">
      <style:text-properties officeooo:rsid="0012b705"/>
    </style:style>
    <style:style style:name="T5" style:family="text">
      <style:text-properties officeooo:rsid="0014b8d5"/>
    </style:style>
    <style:style style:name="T6" style:family="text">
      <style:text-properties officeooo:rsid="00166cce"/>
    </style:style>
    <style:style style:name="T7" style:family="text">
      <style:text-properties officeooo:rsid="00173488"/>
    </style:style>
    <style:style style:name="T8" style:family="text">
      <style:text-properties officeooo:rsid="00177b98"/>
    </style:style>
    <style:style style:name="T9" style:family="text">
      <style:text-properties officeooo:rsid="0019336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배경</text:p>
      <text:p text:style-name="P2">0. 연구의 학술적 가치의 범위를 넘어서 사회적 가치 증대가 중요해졌다. 이를 위한 한정된 연구 자원 투입의 최적화가 필요하다.</text:p>
      <text:p text:style-name="P2"/>
      <text:p text:style-name="P2"><text:s/>현대에는 연구 과제의 복잡화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3"><text:s/>그런데 최근, 연구의 가치에 대한 재고가 대두되고 있다. 예로부터 연구의 가치는, 연구자가 미지의 지식의 창조하고, 직접적 이해관계자<text:span text:style-name="T2">(stakeholders)</text:span>가 연구 성과를 이용하여 <text:span text:style-name="T2">2차적 </text:span>가치를 창조하는 프로세스를 통해 평가되었다. 이렇게 책정된 연구의 가치는 다소 협소한 이해관계자 커뮤니티의 관점만을 반영하고 있으며, 연구 가치에 대한 사회적 통념과 괴리가 발생할 수 있음이 지적되고 있다. 이러한 괴리는, 학술 커뮤니티와 사회의 공감대를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가치를 대변 또는 반영하는 다양한 커뮤니케이션 활동과, 그것이 형성되는 채널에 대해 관심이 모이고 있다. 예를 들어 매스미디어에서는 신문기사 또는 뉴스, 다큐멘터리 등의 <text:span text:style-name="T3">TV방송을 통해 연구를 대중에게 전파하는 활동이 지속되어 왔다. 한편 최근에는 SNS의 활성화에 힘입어, 연구 관계자 뿐만 아니라 비전문가도 </text:span><text:span text:style-name="T4">Blog, </text:span><text:span text:style-name="T3">Facebook, Twitter 등 다양한 신종 플랫폼상에서 연구를 언급하며, 연구의 인지도 향상과 사회적 확산에 기여하고 있다.</text:span></text:p>
      <text:p text:style-name="P5"><text:s/>연구를 둘러싼 이러한 광의의 커뮤니케이션의 효과를 추정하려는 다양한 시도가 존재했다. <text:span text:style-name="T7">2010년대부터,</text:span> 연구의 학술적 영향력을 추정하는 대표적 방법인 서지계량학<text:span text:style-name="T6">(Bibliometrics)</text:span>적 접근의 한계가 지적되는 중, <text:span text:style-name="T7">Altmetrics이라 불리는 새로운 계량적 추정법이 제창되었다</text:span><text:span text:style-name="T7"><text:note text:id="ftn0" text:note-class="endnote"><text:note-citation>i</text:note-citation><text:note-body><text:p text:style-name="Endnote">J. Priem, D. Taraborelli, P. Groth, C. Neylon (2010), Altmetrics: A manifesto, 26 October 2010. http://altmetrics.org/manifesto</text:p></text:note-body></text:note></text:span><text:span text:style-name="T7">. </text:span><text:span text:style-name="T8">Altmetrics는 ‘대체’를 의미하는 ‘Alternative’ 와 ‘계량지표’를 의미하는 ‘metrics’의 합성어로, 기존의 서지계량학을 대체 및 보완하는 계량법을 가리킨다.</text:span></text:p>
      <text:p text:style-name="P5"><text:span text:style-name="T8">이는 비가공 과학적 자료, 간이적 출판, 자율적 출판 등을 고려하여 연구의 사회.</text:span> 널리 수용되는 <text:span text:style-name="T9">Altmetrics중 하나인,</text:span> 미국 <text:span text:style-name="T5">Altmetrics사가 제공하는 Altmetric Attention Score(구 Altmetric)는, 다양한 사회적 커뮤니티상에서 논문이 언급되는 횟수를 종합하여, 논문의 광의적 가치 지표를 제공한다.</text:span></text:p>
      <text:p text:style-name="P3"><text:s/></text:p>
      <text:p text:style-name="P2"/>
      <text:p text:style-name="P2">0-1. 사회적 가치 증대를 위한 커뮤니케이션 활동 증가와 예시</text:p>
      <text:p text:style-name="P2">0-2. 커뮤니케이션의 효과 추정 방법 예</text:p>
      <text:p text:style-name="P2">과제</text:p>
      <text:p text:style-name="P2">1. 유튜브에 대한 연구 부족</text:p>
      <text:p text:style-name="P2">1-1. 과제 적용의 예시:</text:p>
      <text:list xml:id="list2538959936" text:style-name="L1">
        <text:list-item>
          <text:p text:style-name="P4">유튜브가 논문 메트릭에 미치는 영향이 유의하다면, 연구자들이 유튜브를 이용한 커뮤니케이션에 연구 자원을 투입하는 근거가 된다.</text:p>
        </text:list-item>
        <text:list-item>
          <text:p text:style-name="P4">비디오와 메트릭의 계량적 분석을 통해 효과적인 비디오의 형식을 제안할 수 있다면, 연구자들은 목적에 맞는 최적의 커뮤니케이션 전략을 구사할 수 있다.</text:p>
        </text:list-item>
      </text:list>
      <text:p text:style-name="P2">제안<text:span text:style-name="T1">(과제에 관해 이 연구가 하고자 하는 것)</text:span></text:p>
      <text:p text:style-name="P2">2.</text:p>
      <text:p text:style-name="P2">비디오가 논문 메트릭스에 유의한 영향을 주는가</text:p>
      <text:p text:style-name="P1">2-1. 수법의 검증</text:p>
      <text:p text:style-name="P1"/>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text:soft-page-break/>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text:soft-page-break/>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0-12-10T18:34:39.086636928</dc:date>
    <meta:editing-duration>PT32M16S</meta:editing-duration>
    <meta:editing-cycles>9</meta:editing-cycles>
    <meta:document-statistic meta:table-count="0" meta:image-count="0" meta:object-count="0" meta:page-count="4" meta:paragraph-count="36" meta:word-count="2829" meta:character-count="3810" meta:non-whitespace-character-count="3310"/>
  </office:meta>
</office:document-meta>
</file>